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2902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12" style:family="table-cell" style:parent-style-name="Default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ext-properties style:font-name="Arial1" fo:font-size="10pt" style:font-name-asian="DejaVu Sans" style:font-size-asian="10pt" style:font-name-complex="Lohit Hindi" style:font-size-complex="10pt"/>
    </style:style>
    <style:style style:name="ce20" style:family="table-cell" style:parent-style-name="Default" style:data-style-name="N131">
      <style:table-cell-properties style:text-align-source="fix" style:repeat-content="false" fo:border="0.54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0pt" style:font-size-asian="10pt" style:font-size-complex="10pt"/>
    </style:style>
    <style:style style:name="ce22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size-asian="5pt" style:font-size-complex="5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number-columns-repeated="1004" table:default-cell-style-name="ce12"/>
        <table:table-column table:style-name="co5" table:number-columns-repeated="12" table:default-cell-style-name="ce18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<text:a xlink:href="python://for%20each=%22company%20in%20get_lines()%22" xlink:type="simple">START FOR COMPANIES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python://company.company_name" xlink:type="simple">Name Company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invoice_date_from()" xlink:type="simple">Invoice Date From</text:a> s/d <text:a xlink:href="python://get_invoice_date_to()" xlink:type="simple">Invoice Date To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2">
          <table:table-cell table:style-name="ce3" office:value-type="string" table:number-columns-spanned="8" table:number-rows-spanned="1">
            <text:p>Date As Of : <text:a xlink:href="python://get_date_as_of()" xlink:type="simple">Date As Of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46"/>
          <table:table-cell table:style-name="ce18" table:number-columns-repeated="763"/>
          <table:table-cell table:number-columns-repeated="12"/>
        </table:table-row>
        <table:table-row table:style-name="ro4"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upplier</text:p>
          </table:table-cell>
          <table:table-cell table:style-name="ce5" office:value-type="string" table:number-columns-spanned="1" table:number-rows-spanned="2">
            <text:p>Account Payable</text:p>
          </table:table-cell>
          <table:table-cell table:style-name="ce5" office:value-type="string" table:number-columns-spanned="1" table:number-rows-spanned="2">
            <text:p>Current</text:p>
          </table:table-cell>
          <table:table-cell table:style-name="ce5" office:value-type="string" table:number-columns-spanned="4" table:number-rows-spanned="1">
            <text:p>Overdue</text:p>
          </table:table-cell>
          <table:covered-table-cell table:number-columns-repeated="3" table:style-name="ce23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23" office:value-type="string">
            <text:p>1 – 30 hari</text:p>
          </table:table-cell>
          <table:table-cell table:style-name="ce23" office:value-type="string">
            <text:p>31 – 60 hari</text:p>
          </table:table-cell>
          <table:table-cell table:style-name="ce23" office:value-type="string">
            <text:p>61 – 90 hari</text:p>
          </table:table-cell>
          <table:table-cell table:style-name="ce23" office:value-type="string">
            <text:p>&gt;= 90 hari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for%20each=%22supplier%20in%20company.supplier_ids%22" xlink:type="simple">START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9" office:value-type="string">
            <text:p><text:a xlink:href="python://supplier.no" xlink:type="simple">No</text:a></text:p>
          </table:table-cell>
          <table:table-cell table:style-name="ce15" office:value-type="string">
            <text:p><text:a xlink:href="python://supplier.supplier_name" xlink:type="simple">Name Supplier</text:a></text:p>
          </table:table-cell>
          <table:table-cell table:style-name="ce20" office:value-type="string">
            <text:p><text:a xlink:href="python://supplier.st_acc_payable" xlink:type="simple">ST Account Payable</text:a></text:p>
          </table:table-cell>
          <table:table-cell table:style-name="ce20" office:value-type="string">
            <text:p><text:a xlink:href="python://supplier.st_curr" xlink:type="simple">ST CURRENT</text:a></text:p>
          </table:table-cell>
          <table:table-cell table:style-name="ce20" office:value-type="string">
            <text:p><text:a xlink:href="python://supplier.st_aging1" xlink:type="simple">ST AGING 1</text:a></text:p>
          </table:table-cell>
          <table:table-cell table:style-name="ce20" office:value-type="string">
            <text:p><text:a xlink:href="python://supplier.st_aging2" xlink:type="simple">ST AGING 2</text:a></text:p>
          </table:table-cell>
          <table:table-cell table:style-name="ce20" office:value-type="string">
            <text:p><text:a xlink:href="python://supplier.st_aging3" xlink:type="simple">ST AGING 3</text:a></text:p>
          </table:table-cell>
          <table:table-cell table:style-name="ce20" office:value-type="string">
            <text:p><text:a xlink:href="python://supplier.st_aging4" xlink:type="simple">S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1"><text:a xlink:href="python://for%20each=%22lines%20in%20supplier.lines%22" xlink:type="simple">START FOR LINES</text:a></text:span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10"/>
          <table:table-cell table:style-name="ce16" office:value-type="string">
            <text:p>- <text:a xlink:href="python://lines.name" xlink:type="simple">Name Lines</text:a></text:p>
          </table:table-cell>
          <table:table-cell table:style-name="ce21" office:value-type="string">
            <text:p><text:a xlink:href="python://lines.acc_payable" xlink:type="simple">Account Payable</text:a></text:p>
          </table:table-cell>
          <table:table-cell table:style-name="ce21" office:value-type="string">
            <text:p><text:a xlink:href="python://lines.current" xlink:type="simple">Current</text:a></text:p>
          </table:table-cell>
          <table:table-cell table:style-name="ce21" office:value-type="string">
            <text:p><text:a xlink:href="python://lines.aging1" xlink:type="simple">1-30</text:a></text:p>
          </table:table-cell>
          <table:table-cell table:style-name="ce21" office:value-type="string">
            <text:p><text:a xlink:href="python://lines.aging2" xlink:type="simple">31-60</text:a></text:p>
          </table:table-cell>
          <table:table-cell table:style-name="ce21" office:value-type="string">
            <text:p><text:a xlink:href="python://lines.aging3" xlink:type="simple">61-90</text:a></text:p>
          </table:table-cell>
          <table:table-cell table:style-name="ce21" office:value-type="string">
            <text:p><text:a xlink:href="python://lines.aging4" xlink:type="simple">&gt;=90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%20" xlink:type="simple">END FOR LINES</text:a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 xlink:type="simple">END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TOTAL:</text:p>
          </table:table-cell>
          <table:table-cell table:style-name="ce22" office:value-type="string">
            <text:p><text:a xlink:href="python://company.t_acc_payable" xlink:type="simple">T ACC PAYABLE</text:a></text:p>
          </table:table-cell>
          <table:table-cell table:style-name="ce22" office:value-type="string">
            <text:p><text:a xlink:href="python://company.t_curr" xlink:type="simple">T CURR</text:a></text:p>
          </table:table-cell>
          <table:table-cell table:style-name="ce22" office:value-type="string">
            <text:p><text:a xlink:href="python://company.t_aging1" xlink:type="simple">T AGING1</text:a></text:p>
          </table:table-cell>
          <table:table-cell table:style-name="ce22" office:value-type="string">
            <text:p><text:a xlink:href="python://company.t_aging2" xlink:type="simple">T AGING 2</text:a></text:p>
          </table:table-cell>
          <table:table-cell table:style-name="ce22" office:value-type="string">
            <text:p><text:a xlink:href="python://company.t_aging3" xlink:type="simple">T AGING3</text:a></text:p>
          </table:table-cell>
          <table:table-cell table:style-name="ce24" office:value-type="string">
            <text:p><text:a xlink:href="python://company.t_aging4" xlink:type="simple">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 xlink:type="simple">END FOR COMPANIES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1-26T12:48:23</dc:date>
    <meta:editing-duration>PT18H14M40S</meta:editing-duration>
    <meta:editing-cycles>205</meta:editing-cycles>
    <meta:generator>LibreOffice/3.5$Linux_x86 LibreOffice_project/350m1$Build-2</meta:generator>
    <dc:creator>mike </dc:creator>
    <meta:document-statistic meta:table-count="1" meta:cell-count="41" meta:object-count="0"/>
  </office:meta>
</office:document-meta>
</file>